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UNITO" svg:font-family="NUNITO"/>
    <style:font-face style:name="POPPINS" svg:font-family="POPPIN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30d58" style:font-size-asian="14pt" style:font-size-complex="14pt"/>
    </style:style>
    <style:style style:name="P2" style:family="paragraph" style:parent-style-name="Standard">
      <style:text-properties officeooo:rsid="00130d58" officeooo:paragraph-rsid="00130d58"/>
    </style:style>
    <style:style style:name="P3" style:family="paragraph" style:parent-style-name="Standard">
      <style:text-properties fo:color="#c9211e" loext:opacity="100%" style:font-name="Lucida Sans Unicode" fo:font-size="18pt" officeooo:rsid="00130d58" officeooo:paragraph-rsid="00130d58" style:font-size-asian="18pt" style:font-size-complex="18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30d58" officeooo:paragraph-rsid="00130d58" style:font-size-asian="14pt" style:font-size-complex="14pt"/>
    </style:style>
    <style:style style:name="P5" style:family="paragraph" style:parent-style-name="Standard">
      <style:text-properties fo:font-size="14pt" style:text-underline-style="none" fo:font-weight="bold" officeooo:rsid="00130d58" officeooo:paragraph-rsid="00130d58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a933" loext:opacity="100%" officeooo:rsid="00130d58" officeooo:paragraph-rsid="00130d58"/>
    </style:style>
    <style:style style:name="P7" style:family="paragraph" style:parent-style-name="Standard">
      <style:text-properties fo:color="#ff0000" loext:opacity="100%" officeooo:rsid="00130d58" officeooo:paragraph-rsid="00130d58"/>
    </style:style>
    <style:style style:name="P8" style:family="paragraph" style:parent-style-name="Standard">
      <style:text-properties fo:color="#3465a4" loext:opacity="100%" officeooo:rsid="00130d58" officeooo:paragraph-rsid="00130d58"/>
    </style:style>
    <style:style style:name="P9" style:family="paragraph" style:parent-style-name="Standard">
      <style:text-properties officeooo:paragraph-rsid="0013d936"/>
    </style:style>
    <style:style style:name="P10" style:family="paragraph" style:parent-style-name="Standard">
      <style:text-properties officeooo:paragraph-rsid="002122ba"/>
    </style:style>
    <style:style style:name="P11" style:family="paragraph" style:parent-style-name="Standard">
      <style:text-properties officeooo:paragraph-rsid="0022c9c5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48260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4fe78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69772"/>
    </style:style>
    <style:style style:name="P1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857eb"/>
    </style:style>
    <style:style style:name="P1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9291a"/>
    </style:style>
    <style:style style:name="P1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f4412"/>
    </style:style>
    <style:style style:name="P1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43403"/>
    </style:style>
    <style:style style:name="P20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aae15" style:font-name-asian="NSimSun" style:font-size-asian="14pt" style:font-weight-asian="normal" style:font-name-complex="Arial" style:font-size-complex="14pt" style:font-weight-complex="normal"/>
    </style:style>
    <style:style style:name="P2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bf177" style:font-name-asian="NSimSun" style:font-size-asian="14pt" style:font-weight-asian="normal" style:font-name-complex="Arial" style:font-size-complex="14pt" style:font-weight-complex="normal"/>
    </style:style>
    <style:style style:name="P22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2c9c5" style:font-name-asian="NSimSun" style:font-size-asian="14pt" style:font-weight-asian="normal" style:font-name-complex="Arial" style:font-size-complex="14pt" style:font-weight-complex="normal"/>
    </style:style>
    <style:style style:name="P23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4bc4a" style:font-name-asian="NSimSun" style:font-size-asian="14pt" style:font-weight-asian="normal" style:font-name-complex="Arial" style:font-size-complex="14pt" style:font-weight-complex="normal"/>
    </style:style>
    <style:style style:name="P24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da860" style:font-name-asian="NSimSun" style:font-size-asian="14pt" style:font-weight-asian="normal" style:font-name-complex="Arial" style:font-size-complex="14pt" style:font-weight-complex="normal"/>
    </style:style>
    <style:style style:name="P25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df9ab" style:font-name-asian="NSimSun" style:font-size-asian="14pt" style:font-style-asian="italic" style:font-weight-asian="normal" style:font-name-complex="Arial" style:font-size-complex="14pt" style:font-style-complex="italic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aae15" style:font-name-asian="NSimSun" style:font-size-asian="14pt" style:font-weight-asian="normal" style:font-name-complex="Arial" style:font-size-complex="14pt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bf177" style:font-name-asian="NSimSun" style:font-size-asian="14pt" style:font-weight-asian="normal" style:font-name-complex="Arial" style:font-size-complex="14pt" style:font-weight-complex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2c9c5" style:font-name-asian="NSimSun" style:font-size-asian="14pt" style:font-weight-asian="normal" style:font-name-complex="Arial" style:font-size-complex="14pt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4bc4a" style:font-name-asian="NSimSun" style:font-size-asian="14pt" style:font-weight-asian="normal" style:font-name-complex="Arial" style:font-size-complex="14pt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c00ad" style:font-name-asian="NSimSun" style:font-size-asian="14pt" style:font-weight-asian="normal" style:font-name-complex="Arial" style:font-size-complex="14pt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df9ab" style:font-name-asian="NSimSun" style:font-size-asian="14pt" style:font-style-asian="italic" style:font-weight-asian="normal" style:font-name-complex="Arial" style:font-size-complex="14pt" style:font-style-complex="italic" style:font-weight-complex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aae15"/>
    </style:style>
    <style:style style:name="P3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43403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94%" fo:orphans="2" fo:widows="2" fo:text-indent="0cm" style:auto-text-indent="false" fo:padding="0cm" fo:border="none"/>
      <style:text-properties officeooo:paragraph-rsid="002df9ab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94%" fo:orphans="2" fo:widows="2" fo:text-indent="0cm" style:auto-text-indent="false" fo:padding="0cm" fo:border="none"/>
      <style:text-properties fo:font-style="italic" officeooo:paragraph-rsid="002df9ab" style:font-style-asian="italic" style:font-style-complex="italic"/>
    </style:style>
    <style:style style:name="P36" style:family="paragraph" style:parent-style-name="Text_20_body">
      <style:text-properties officeooo:paragraph-rsid="0026895b"/>
    </style:style>
    <style:style style:name="P37" style:family="paragraph" style:parent-style-name="Text_20_body">
      <style:text-properties officeooo:paragraph-rsid="002df9ab"/>
    </style:style>
    <style:style style:name="P38" style:family="paragraph" style:parent-style-name="Text_20_body">
      <style:text-properties fo:font-style="italic" style:font-style-asian="italic" style:font-style-complex="italic"/>
    </style:style>
    <style:style style:name="P39" style:family="paragraph" style:parent-style-name="Text_20_body">
      <style:text-properties fo:font-style="italic" officeooo:paragraph-rsid="002df9ab" style:font-style-asian="italic" style:font-style-complex="italic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94%" fo:orphans="2" fo:widows="2" fo:text-indent="0cm" style:auto-text-indent="false" fo:padding="0cm" fo:border="none"/>
      <style:text-properties fo:font-variant="normal" fo:text-transform="none" fo:color="#313537" loext:opacity="100%" style:font-name="Liberation Serif" fo:font-size="12pt" fo:letter-spacing="normal" fo:font-style="normal" fo:font-weight="normal" officeooo:paragraph-rsid="002df9ab" style:font-size-asian="12pt" style:font-size-complex="12pt" loext:padding="0cm" loext:border="none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f22d3" style:font-name-asian="NSimSun" style:font-size-asian="14pt" style:font-style-asian="italic" style:font-weight-asian="normal" style:font-name-complex="Arial" style:font-size-complex="14pt" style:font-style-complex="italic" style:font-weight-complex="normal"/>
    </style:style>
    <style:style style:name="P42" style:family="paragraph" style:parent-style-name="Text_20_body">
      <style:text-properties fo:font-size="12pt" style:text-underline-style="solid" style:text-underline-width="auto" style:text-underline-color="font-color" officeooo:paragraph-rsid="002df9ab" style:font-size-asian="12pt" style:font-size-complex="12pt"/>
    </style:style>
    <style:style style:name="P43" style:family="paragraph" style:parent-style-name="Text_20_body">
      <style:text-properties fo:color="#c9211e" loext:opacity="100%" fo:font-size="12pt" style:text-underline-style="solid" style:text-underline-width="auto" style:text-underline-color="font-color" officeooo:paragraph-rsid="002df9ab" style:font-size-asian="12pt" style:font-size-complex="12pt"/>
    </style:style>
    <style:style style:name="T1" style:family="text">
      <style:text-properties fo:color="#00a933" loext:opacity="100%"/>
    </style:style>
    <style:style style:name="T2" style:family="text">
      <style:text-properties fo:color="#f10d0c" loext:opacity="100%"/>
    </style:style>
    <style:style style:name="T3" style:family="text">
      <style:text-properties fo:color="#3465a4" loext:opacity="100%"/>
    </style:style>
    <style:style style:name="T4" style:family="text">
      <style:text-properties officeooo:rsid="0013d936"/>
    </style:style>
    <style:style style:name="T5" style:family="text">
      <style:text-properties fo:font-variant="normal" fo:text-transform="none" fo:color="#ffffff" loext:opacity="100%" style:font-name="NUNITO" fo:font-size="15pt" fo:letter-spacing="normal" fo:font-style="normal" fo:font-weight="bold" officeooo:rsid="001857eb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fo:color="#ffffff" loext:opacity="100%" style:font-name="Liberation Serif" fo:font-size="15pt" fo:letter-spacing="normal" fo:font-style="normal" fo:font-weight="bold" officeooo:rsid="001857eb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22c9c5" style:font-name-asian="NSimSun" style:font-size-asian="14pt" style:font-weight-asian="normal" style:font-name-complex="Arial" style:font-size-complex="14pt" style:font-weight-complex="normal"/>
    </style:style>
    <style:style style:name="T9" style:family="text">
      <style:text-properties fo:font-variant="normal" fo:text-transform="none" fo:color="#ea7500" loext:opacity="100%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10" style:family="text">
      <style:text-properties fo:font-variant="normal" fo:text-transform="none" fo:color="#ff0000" loext:opacity="100%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11" style:family="text"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bf177" style:font-name-asian="NSimSun" style:font-size-asian="14pt" style:font-name-complex="Arial" style:font-size-complex="14pt"/>
    </style:style>
    <style:style style:name="T12" style:family="text">
      <style:text-properties fo:font-variant="normal" fo:text-transform="none" fo:color="#2d363a" loext:opacity="100%" style:font-name="Liberation Serif" fo:font-size="13pt" fo:letter-spacing="normal" fo:font-style="normal" style:text-underline-style="none" fo:font-weight="normal" officeooo:rsid="001aae15" style:font-name-asian="NSimSun" style:font-size-asian="11.3500003814697pt" style:font-style-asian="normal" style:font-name-complex="Arial" style:font-size-complex="13pt" style:font-style-complex="normal"/>
    </style:style>
    <style:style style:name="T13" style:family="text">
      <style:text-properties fo:font-variant="normal" fo:text-transform="none" fo:color="#2d363a" loext:opacity="100%" style:font-name="Liberation Serif" fo:font-size="13pt" fo:letter-spacing="normal" fo:font-style="normal" style:text-underline-style="none" fo:font-weight="normal" officeooo:rsid="001b187d" style:font-name-asian="NSimSun" style:font-size-asian="11.3500003814697pt" style:font-style-asian="normal" style:font-name-complex="Arial" style:font-size-complex="13pt" style:font-style-complex="normal"/>
    </style:style>
    <style:style style:name="T14" style:family="text">
      <style:text-properties fo:font-variant="normal" fo:text-transform="none" fo:color="#313537" loext:opacity="100%" style:font-name="NUNITO" fo:font-size="13.5pt" fo:letter-spacing="normal" fo:font-style="normal" fo:font-weight="normal"/>
    </style:style>
    <style:style style:name="T15" style:family="text">
      <style:text-properties fo:font-variant="normal" fo:text-transform="none" fo:color="#313537" loext:opacity="100%" style:font-name="NUNITO" fo:font-size="13.5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313537" loext:opacity="100%" style:font-name="NUNITO" fo:font-size="13.5pt" fo:letter-spacing="normal" fo:font-style="normal" style:text-underline-style="none" fo:font-weight="normal"/>
    </style:style>
    <style:style style:name="T17" style:family="text">
      <style:text-properties fo:font-variant="normal" fo:text-transform="none" fo:color="#313537" loext:opacity="100%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313537" loext:opacity="100%" style:font-name="Liberation Serif" fo:font-size="12pt" fo:letter-spacing="normal" fo:font-style="italic" fo:font-weight="normal" style:font-size-asian="12pt" style:font-weight-asian="normal" style:font-size-complex="12pt" style:font-weight-complex="normal" loext:padding="0cm" loext:border="none"/>
    </style:style>
    <style:style style:name="T19" style:family="text">
      <style:text-properties fo:font-variant="normal" fo:text-transform="none" fo:color="#313537" loext:opacity="100%" style:font-name="Liberation Serif" fo:font-size="13pt" fo:letter-spacing="normal" fo:font-weight="bold" style:font-size-asian="13pt" style:font-weight-asian="bold" style:font-size-complex="13pt" style:font-weight-complex="bold" loext:padding="0cm" loext:border="none"/>
    </style:style>
    <style:style style:name="T20" style:family="text">
      <style:text-properties fo:font-variant="normal" fo:text-transform="none" fo:color="#313537" loext:opacity="100%" style:font-name="Liberation Serif" fo:font-size="13pt" fo:letter-spacing="normal" fo:font-style="italic" fo:font-weight="bold" officeooo:rsid="0026895b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21" style:family="text">
      <style:text-properties fo:font-variant="normal" fo:text-transform="none" fo:color="#313537" loext:opacity="100%" style:font-name="POPPINS" fo:font-size="21.75pt" fo:letter-spacing="normal" fo:font-style="italic" fo:font-weight="bold" style:font-size-asian="13pt" style:font-weight-asian="bold" style:font-size-complex="13pt" style:font-weight-complex="bold" loext:padding="0cm" loext:border="none"/>
    </style:style>
    <style:style style:name="T22" style:family="text">
      <style:text-properties fo:font-variant="normal" fo:text-transform="none" fo:color="#313537" loext:opacity="100%" style:font-name="POPPINS" fo:font-size="13pt" fo:letter-spacing="normal" fo:font-weight="bold" style:font-size-asian="13pt" style:font-weight-asian="bold" style:font-size-complex="13pt" style:font-weight-complex="bold" loext:padding="0cm" loext:border="none"/>
    </style:style>
    <style:style style:name="T23" style:family="text">
      <style:text-properties fo:font-variant="normal" fo:text-transform="none" fo:color="#313537" loext:opacity="100%" style:font-name="POPPINS" fo:font-size="12pt" fo:letter-spacing="normal" fo:font-style="italic" fo:font-weight="bold" officeooo:rsid="0026895b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24" style:family="text">
      <style:text-properties fo:font-variant="normal" fo:text-transform="none" fo:color="#313537" loext:opacity="100%" style:font-name="POPPINS" fo:font-size="12pt" fo:letter-spacing="normal" fo:font-weight="bold" officeooo:rsid="0026895b" style:font-size-asian="12pt" style:font-weight-asian="bold" style:font-size-complex="12pt" style:font-weight-complex="bold" loext:padding="0cm" loext:border="none"/>
    </style:style>
    <style:style style:name="T25" style:family="text">
      <style:text-properties fo:font-variant="normal" fo:text-transform="none" fo:color="#313537" loext:opacity="100%" fo:font-size="13.5pt" fo:letter-spacing="normal" fo:font-style="normal" fo:font-weight="bold" loext:padding="0cm" loext:border="none"/>
    </style:style>
    <style:style style:name="T26" style:family="text">
      <style:text-properties fo:font-variant="normal" fo:text-transform="none" fo:color="#313537" loext:opacity="100%" fo:font-size="13.5pt" fo:letter-spacing="normal" fo:font-style="normal" fo:font-weight="normal"/>
    </style:style>
    <style:style style:name="T27" style:family="text">
      <style:text-properties fo:font-variant="normal" fo:text-transform="none" fo:color="#313537" loext:opacity="100%" style:font-name="Liberation Serif" fo:font-size="13.5pt" fo:letter-spacing="normal" fo:font-style="normal" fo:font-weight="bold" loext:padding="0cm" loext:border="none"/>
    </style:style>
    <style:style style:name="T28" style:family="text">
      <style:text-properties fo:font-variant="normal" fo:text-transform="none" fo:color="#313537" loext:opacity="100%" style:font-name="Liberation Serif" fo:font-size="13.5pt" fo:letter-spacing="normal" fo:font-style="normal" fo:font-weight="normal"/>
    </style:style>
    <style:style style:name="T29" style:family="text">
      <style:text-properties fo:font-variant="normal" fo:text-transform="none" fo:color="#313537" loext:opacity="100%" style:font-name="Liberation Serif" fo:letter-spacing="normal" fo:font-style="normal" fo:font-weight="bold" loext:padding="0cm" loext:border="none"/>
    </style:style>
    <style:style style:name="T30" style:family="text">
      <style:text-properties fo:font-variant="normal" fo:text-transform="none" fo:color="#313537" loext:opacity="100%" style:font-name="Liberation Serif" fo:letter-spacing="normal" fo:font-style="normal" fo:font-weight="normal"/>
    </style:style>
    <style:style style:name="T31" style:family="text">
      <style:text-properties fo:font-variant="normal" fo:text-transform="none" fo:color="#313537" loext:opacity="100%" style:font-name="Liberation Serif" fo:letter-spacing="normal" fo:font-style="normal" style:text-underline-style="none" fo:font-weight="bold" loext:padding="0cm" loext:border="none"/>
    </style:style>
    <style:style style:name="T32" style:family="text">
      <style:text-properties fo:font-variant="normal" fo:text-transform="none" fo:color="#313537" loext:opacity="100%" style:font-name="Liberation Serif" fo:letter-spacing="normal" fo:font-style="normal" style:text-underline-style="none" fo:font-weight="normal"/>
    </style:style>
    <style:style style:name="T33" style:family="text">
      <style:text-properties fo:font-variant="normal" fo:text-transform="none" fo:color="#c9211e" loext:opacity="100%" style:font-name="Liberation Serif" fo:font-size="14pt" fo:letter-spacing="normal" fo:font-style="normal" style:text-underline-style="none" fo:font-weight="normal" officeooo:rsid="0022c9c5" style:font-name-asian="NSimSun" style:font-size-asian="14pt" style:font-weight-asian="normal" style:font-name-complex="Arial" style:font-size-complex="14pt" style:font-weight-complex="normal"/>
    </style:style>
    <style:style style:name="T34" style:family="text">
      <style:text-properties fo:font-variant="normal" fo:text-transform="none" style:font-name="NUNITO" fo:font-size="13.5pt" fo:letter-spacing="normal" fo:font-style="normal" style:text-underline-style="none" fo:font-weight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48260" style:font-weight-asian="normal" style:font-weight-complex="normal"/>
    </style:style>
    <style:style style:name="T37" style:family="text">
      <style:text-properties fo:font-weight="normal" officeooo:rsid="00169772" style:font-weight-asian="normal" style:font-weight-complex="normal"/>
    </style:style>
    <style:style style:name="T38" style:family="text">
      <style:text-properties fo:font-weight="normal" officeooo:rsid="0022c9c5" style:font-weight-asian="normal" style:font-weight-complex="normal"/>
    </style:style>
    <style:style style:name="T39" style:family="text">
      <style:text-properties fo:font-weight="normal" officeooo:rsid="001aae15"/>
    </style:style>
    <style:style style:name="T40" style:family="text">
      <style:text-properties fo:font-weight="normal" officeooo:rsid="001bf177"/>
    </style:style>
    <style:style style:name="T41" style:family="text">
      <style:text-properties officeooo:rsid="00169772"/>
    </style:style>
    <style:style style:name="T42" style:family="text">
      <style:text-properties fo:font-size="13pt" fo:font-weight="normal" style:font-size-asian="13pt" style:font-weight-asian="normal" style:font-size-complex="13pt" style:font-weight-complex="normal"/>
    </style:style>
    <style:style style:name="T43" style:family="text">
      <style:text-properties fo:font-size="13pt" fo:font-weight="normal" officeooo:rsid="0014fe78" style:font-size-asian="13pt" style:font-weight-asian="normal" style:font-size-complex="13pt" style:font-weight-complex="normal"/>
    </style:style>
    <style:style style:name="T44" style:family="text">
      <style:text-properties fo:font-size="13pt" fo:font-weight="normal" officeooo:rsid="00169772" style:font-size-asian="13pt" style:font-weight-asian="normal" style:font-size-complex="13pt" style:font-weight-complex="normal"/>
    </style:style>
    <style:style style:name="T45" style:family="text">
      <style:text-properties fo:font-size="13pt" fo:font-weight="normal" officeooo:rsid="0019291a" style:font-size-asian="13pt" style:font-weight-asian="normal" style:font-size-complex="13pt" style:font-weight-complex="normal"/>
    </style:style>
    <style:style style:name="T46" style:family="text">
      <style:text-properties fo:font-size="13pt" fo:font-weight="normal" officeooo:rsid="001f4412" style:font-size-asian="13pt" style:font-weight-asian="normal" style:font-size-complex="13pt" style:font-weight-complex="normal"/>
    </style:style>
    <style:style style:name="T47" style:family="text">
      <style:text-properties fo:font-size="13pt" fo:font-weight="bold" style:font-size-asian="13pt" style:font-weight-asian="bold" style:font-size-complex="13pt" style:font-weight-complex="bold"/>
    </style:style>
    <style:style style:name="T48" style:family="text">
      <style:text-properties style:font-name="Liberation Serif" fo:font-size="13pt" style:text-underline-style="none" fo:font-weight="normal" officeooo:rsid="001bf177" style:font-size-asian="13pt" style:font-size-complex="13pt"/>
    </style:style>
    <style:style style:name="T49" style:family="text">
      <style:text-properties style:font-name="Liberation Serif" fo:font-size="12pt" style:text-underline-style="none" fo:font-weight="normal" officeooo:rsid="002c00ad" style:font-size-asian="10.5pt" style:font-size-complex="12pt"/>
    </style:style>
    <style:style style:name="T50" style:family="text">
      <style:text-properties style:text-underline-style="none" fo:font-weight="normal" officeooo:rsid="001bf177"/>
    </style:style>
    <style:style style:name="T51" style:family="text">
      <style:text-properties fo:color="#313537" loext:opacity="100%" style:font-name="NUNITO" fo:font-size="11pt" style:text-underline-style="none" fo:font-weight="bold" officeooo:rsid="001bf177" style:font-size-asian="11pt" style:font-size-complex="11pt"/>
    </style:style>
    <style:style style:name="T52" style:family="text">
      <style:text-properties fo:color="#313537" loext:opacity="100%" style:font-name="NUNITO" fo:font-size="13.5pt" fo:font-weight="normal" officeooo:rsid="001bf177"/>
    </style:style>
    <style:style style:name="T53" style:family="text">
      <style:text-properties fo:color="#313537" loext:opacity="100%" style:font-name="NUNITO" fo:font-size="13.5pt" fo:font-style="italic" fo:font-weight="bold" officeooo:rsid="001bf177" loext:padding="0cm" loext:border="none"/>
    </style:style>
    <style:style style:name="T54" style:family="text">
      <style:text-properties fo:color="#313537" loext:opacity="100%" style:font-name="NUNITO" fo:font-size="13.5pt" fo:font-style="italic" officeooo:rsid="001bf177" loext:padding="0cm" loext:border="none"/>
    </style:style>
    <style:style style:name="T55" style:family="text">
      <style:text-properties fo:color="#313537" loext:opacity="100%" style:font-name="NUNITO" fo:font-weight="normal" officeooo:rsid="001bf177"/>
    </style:style>
    <style:style style:name="T56" style:family="text">
      <style:text-properties fo:color="#313537" loext:opacity="100%" style:font-name="NUNITO" fo:font-style="italic" fo:font-weight="bold" officeooo:rsid="001bf177" loext:padding="0cm" loext:border="none"/>
    </style:style>
    <style:style style:name="T57" style:family="text">
      <style:text-properties fo:color="#313537" loext:opacity="100%" style:font-name="NUNITO" fo:font-style="italic" officeooo:rsid="001bf177" loext:padding="0cm" loext:border="none"/>
    </style:style>
    <style:style style:name="T58" style:family="text">
      <style:text-properties fo:color="#313537" loext:opacity="100%" style:font-name="NUNITO" fo:font-size="12pt" fo:font-weight="normal" officeooo:rsid="001bf177" style:font-size-asian="12pt" style:font-size-complex="12pt"/>
    </style:style>
    <style:style style:name="T59" style:family="text">
      <style:text-properties fo:color="#313537" loext:opacity="100%" style:font-name="NUNITO" fo:font-size="12pt" fo:font-style="italic" fo:font-weight="bold" officeooo:rsid="001bf177" style:font-size-asian="12pt" style:font-size-complex="12pt" loext:padding="0cm" loext:border="none"/>
    </style:style>
    <style:style style:name="T60" style:family="text">
      <style:text-properties fo:color="#313537" loext:opacity="100%" style:font-name="NUNITO" fo:font-size="12pt" fo:font-style="italic" officeooo:rsid="001bf177" style:font-size-asian="12pt" style:font-size-complex="12pt" loext:padding="0cm" loext:border="none"/>
    </style:style>
    <style:style style:name="T61" style:family="text">
      <style:text-properties fo:color="#313537" loext:opacity="100%" style:font-name="NUNITO" fo:font-size="12pt" fo:font-style="italic" style:text-underline-style="none" fo:font-weight="bold" officeooo:rsid="001bf177" style:font-size-asian="12pt" style:font-size-complex="12pt" loext:padding="0cm" loext:border="none"/>
    </style:style>
    <style:style style:name="T62" style:family="text">
      <style:text-properties fo:color="#313537" loext:opacity="100%" style:font-name="NUNITO" fo:font-size="12pt" fo:font-style="italic" style:text-underline-style="none" officeooo:rsid="001bf177" style:font-size-asian="12pt" style:font-size-complex="12pt" loext:padding="0cm" loext:border="none"/>
    </style:style>
    <style:style style:name="T63" style:family="text">
      <style:text-properties fo:color="#313537" loext:opacity="100%" style:font-name="NUNITO" fo:font-size="12pt" style:text-underline-style="none" fo:font-weight="normal" officeooo:rsid="001bf177" style:font-size-asian="12pt" style:font-size-complex="12pt"/>
    </style:style>
    <style:style style:name="T64" style:family="text">
      <style:text-properties fo:color="#313537" loext:opacity="100%" style:font-name="Liberation Serif" fo:font-size="13pt" style:text-underline-style="none" fo:font-weight="normal" officeooo:rsid="001bf177" style:font-size-asian="13pt" style:font-size-complex="13pt"/>
    </style:style>
    <style:style style:name="T65" style:family="text">
      <style:text-properties fo:color="#313537" loext:opacity="100%" style:font-name="Liberation Serif" fo:font-size="13pt" style:text-underline-style="none" fo:font-weight="bold" officeooo:rsid="001bf177" style:font-size-asian="13pt" style:font-size-complex="13pt" loext:padding="0cm" loext:border="none"/>
    </style:style>
    <style:style style:name="T66" style:family="text">
      <style:text-properties fo:color="#313537" loext:opacity="100%" style:font-name="Liberation Serif" fo:font-size="12pt" style:text-underline-style="none" fo:font-weight="normal" officeooo:rsid="001bf177" style:font-size-asian="12pt" style:font-size-complex="12pt"/>
    </style:style>
    <style:style style:name="T67" style:family="text">
      <style:text-properties fo:color="#313537" loext:opacity="100%" style:font-name="Liberation Serif" fo:font-size="12pt" fo:font-style="italic" style:text-underline-style="none" fo:font-weight="bold" officeooo:rsid="001bf177" style:font-size-asian="12pt" style:font-size-complex="12pt" loext:padding="0cm" loext:border="none"/>
    </style:style>
    <style:style style:name="T68" style:family="text">
      <style:text-properties fo:color="#313537" loext:opacity="100%" style:font-name="Liberation Serif" style:text-underline-style="none" fo:font-weight="normal" officeooo:rsid="001bf177"/>
    </style:style>
    <style:style style:name="T69" style:family="text">
      <style:text-properties fo:color="#313537" loext:opacity="100%" style:font-name="Liberation Serif" fo:font-size="11pt" style:text-underline-style="none" fo:font-weight="normal" officeooo:rsid="001bf177" style:font-size-asian="11pt" style:font-size-complex="11pt"/>
    </style:style>
    <style:style style:name="T70" style:family="text">
      <style:text-properties fo:color="#313537" loext:opacity="100%" officeooo:rsid="001bf177" loext:padding="0cm" loext:border="none"/>
    </style:style>
    <style:style style:name="T71" style:family="text">
      <style:text-properties fo:color="#313537" loext:opacity="100%" fo:font-weight="normal" officeooo:rsid="001bf177"/>
    </style:style>
    <style:style style:name="T72" style:family="text">
      <style:text-properties fo:color="#313537" loext:opacity="100%" fo:font-size="12pt" officeooo:rsid="001bf177" style:font-size-asian="12pt" style:font-size-complex="12pt" loext:padding="0cm" loext:border="none"/>
    </style:style>
    <style:style style:name="T73" style:family="text">
      <style:text-properties fo:color="#313537" loext:opacity="100%" fo:font-size="12pt" fo:font-weight="normal" officeooo:rsid="001bf177" style:font-size-asian="12pt" style:font-size-complex="12pt"/>
    </style:style>
    <style:style style:name="T74" style:family="text">
      <style:text-properties fo:color="#313537" loext:opacity="100%" fo:font-size="12pt" style:text-underline-style="none" officeooo:rsid="001bf177" style:font-size-asian="12pt" style:font-size-complex="12pt" loext:padding="0cm" loext:border="none"/>
    </style:style>
    <style:style style:name="T75" style:family="text">
      <style:text-properties fo:color="#313537" loext:opacity="100%" fo:font-size="12pt" style:text-underline-style="none" fo:font-weight="normal" officeooo:rsid="001bf177" style:font-size-asian="12pt" style:font-size-complex="12pt"/>
    </style:style>
    <style:style style:name="T76" style:family="text">
      <style:text-properties fo:color="#313537" loext:opacity="100%" fo:font-size="12pt" fo:font-style="italic" style:text-underline-style="none" fo:font-weight="bold" officeooo:rsid="001bf177" style:font-size-asian="12pt" style:font-size-complex="12pt" loext:padding="0cm" loext:border="none"/>
    </style:style>
    <style:style style:name="T77" style:family="text">
      <style:text-properties fo:color="#313537" loext:opacity="100%" fo:font-size="12pt" fo:font-style="italic" style:text-underline-style="none" officeooo:rsid="001bf177" style:font-size-asian="12pt" style:font-size-complex="12pt" loext:padding="0cm" loext:border="none"/>
    </style:style>
    <style:style style:name="T78" style:family="text">
      <style:text-properties fo:color="#313537" loext:opacity="100%" style:font-name="Liberation Serif" fo:font-size="12pt" style:text-underline-style="none" fo:font-weight="normal" officeooo:rsid="001bf177" style:font-size-asian="12pt" style:font-size-complex="12pt"/>
    </style:style>
    <style:style style:name="T79" style:family="text">
      <style:text-properties fo:color="#313537" loext:opacity="100%" style:font-name="Liberation Serif" fo:font-size="12pt" style:text-underline-style="none" officeooo:rsid="001bf177" style:font-size-asian="12pt" style:font-size-complex="12pt" loext:padding="0cm" loext:border="none"/>
    </style:style>
    <style:style style:name="T80" style:family="text">
      <style:text-properties fo:color="#313537" loext:opacity="100%" style:font-name="Liberation Serif" fo:font-size="12pt" fo:font-style="italic" style:text-underline-style="none" fo:font-weight="bold" officeooo:rsid="001bf177" style:font-size-asian="12pt" style:font-size-complex="12pt" loext:padding="0cm" loext:border="none"/>
    </style:style>
    <style:style style:name="T81" style:family="text">
      <style:text-properties fo:color="#313537" loext:opacity="100%" style:font-name="Liberation Serif" fo:font-size="12pt" fo:font-style="italic" style:text-underline-style="none" officeooo:rsid="001bf177" style:font-size-asian="12pt" style:font-size-complex="12pt" loext:padding="0cm" loext:border="none"/>
    </style:style>
    <style:style style:name="T82" style:family="text">
      <style:text-properties fo:color="#c9211e" loext:opacity="100%" fo:font-size="13pt" fo:font-weight="normal" officeooo:rsid="001f4412" style:font-size-asian="13pt" style:font-weight-asian="normal" style:font-size-complex="13pt" style:font-weight-complex="normal"/>
    </style:style>
    <style:style style:name="T83" style:family="text">
      <style:text-properties fo:color="#c9211e" loext:opacity="100%" fo:font-size="13pt" fo:font-weight="normal" officeooo:rsid="002122ba" style:font-size-asian="13pt" style:font-weight-asian="normal" style:font-size-complex="13pt" style:font-weight-complex="normal"/>
    </style:style>
    <style:style style:name="T84" style:family="text">
      <style:text-properties fo:color="#c9211e" loext:opacity="100%" fo:font-size="14pt" fo:font-weight="normal" officeooo:rsid="0022c9c5" style:font-size-asian="14pt" style:font-weight-asian="normal" style:font-size-complex="14pt" style:font-weight-complex="normal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ize="12pt" style:text-underline-style="none" fo:font-weight="normal" officeooo:rsid="001bf177" style:font-size-asian="12pt" style:font-size-complex="12pt"/>
    </style:style>
    <style:style style:name="T87" style:family="text">
      <style:text-properties fo:font-size="12pt" fo:font-weight="normal" officeooo:rsid="001bf177" style:font-size-asian="12pt" style:font-size-complex="12pt"/>
    </style:style>
    <style:style style:name="T88" style:family="text">
      <style:text-properties officeooo:rsid="0026895b"/>
    </style:style>
    <style:style style:name="T89" style:family="text">
      <style:text-properties fo:color="#ff0000" loext:opacity="100%" style:font-name="Liberation Serif" fo:font-size="13pt" style:text-underline-style="none" fo:font-weight="normal" officeooo:rsid="002da860" style:font-size-asian="13pt" style:font-weight-asian="normal" style:font-size-complex="13pt" style:font-weight-complex="normal"/>
    </style:style>
    <style:style style:name="T90" style:family="text">
      <style:text-properties style:font-name="Liberation Serif"/>
    </style:style>
    <style:style style:name="T91" style:family="text">
      <style:text-properties style:font-name="Liberation Serif" fo:font-size="12pt" style:text-underline-style="none" fo:font-weight="normal" officeooo:rsid="001bf177" style:font-size-asian="12pt" style:font-size-complex="12pt"/>
    </style:style>
    <style:style style:name="T92" style:family="text">
      <style:text-properties style:font-name="Liberation Serif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so Programação Web – Intermediário</text:p>
      <text:p text:style-name="P4"/>
      <text:p text:style-name="P5">Módulo 1 → REACT.JS</text:p>
      <text:p text:style-name="P2"/>
      <text:h text:style-name="P1" text:outline-level="1">Conceito de React, Instalação e ambiente e JSX</text:h>
      <text:p text:style-name="P2"/>
      <text:p text:style-name="P2">Arquitetura <text:span text:style-name="T1">M</text:span><text:span text:style-name="T2">V</text:span><text:span text:style-name="T3">C</text:span> é composta por 3 camadas: model, view e controller</text:p>
      <text:p text:style-name="P2"/>
      <text:p text:style-name="P6">Model → é responsável pela manipulação dos dados: leitura, escrita e validação dos dados</text:p>
      <text:p text:style-name="P2"/>
      <text:p text:style-name="P7"><text:s/>View → camada de interação com o usuário, fazendo apenas a exibição dos dados por meio de html ou xml</text:p>
      <text:p text:style-name="P7"/>
      <text:p text:style-name="P8">Controller → camada responsável por receber todas as requisições do usuário, seus métodos “actions” controlam qual model usar e qual view mostrar ao usuário</text:p>
      <text:p text:style-name="P2"/>
      <text:p text:style-name="P9"><text:span text:style-name="T4">O React é uma biblioteca usada para </text:span>criação de interfaces de usuário eficientes e reaproveitáveis. </text:p>
      <text:p text:style-name="P9"/>
      <text:p text:style-name="Standard"><text:span text:style-name="T4">É possível incluir o React no projeto web a</text:span>dicionando as tags de inclusão de scripts de CDN (Content Delivery Network ou rede de entrega de conteúdo) </text:p>
      <text:p text:style-name="Standard"/>
      <text:p text:style-name="P12"><text:span text:style-name="Strong_20_Emphasis"><text:span text:style-name="T36">L</text:span></text:span><text:span text:style-name="Strong_20_Emphasis"><text:span text:style-name="T35">inks de desenvolvimento: </text:span></text:span><text:span text:style-name="Strong_20_Emphasis"><text:span text:style-name="T36">O link de desenvolvimento tem seu código exposto, e é facilmente visualizado em um navegador</text:span></text:span></text:p>
      <text:p text:style-name="P13"><text:span text:style-name="Strong_20_Emphasis"><text:span text:style-name="T36">Link de produção: O link de produção tem seu código embaralhado e reduzido (minify), aumentando a segurança do seu projeto</text:span></text:span></text:p>
      <text:p text:style-name="P13"><text:span text:style-name="Strong_20_Emphasis"><text:span text:style-name="T36"/></text:span></text:p>
      <text:p text:style-name="P13"><text:span text:style-name="Strong_20_Emphasis"><text:span text:style-name="Emphasis">toolchain</text:span></text:span><text:span text:style-name="Emphasis"> </text:span><text:span text:style-name="Emphasis"><text:span text:style-name="T41">= Conjunto de ferramentas</text:span></text:span></text:p>
      <text:p text:style-name="P13"><text:span text:style-name="Strong_20_Emphasis"><text:span text:style-name="T36"/></text:span></text:p>
      <text:p text:style-name="P14"><text:span text:style-name="Strong_20_Emphasis"><text:span text:style-name="T43">Para criar um projeto</text:span></text:span><text:span text:style-name="Strong_20_Emphasis"><text:span text:style-name="T44"> com React vamos precisar: </text:span></text:span></text:p>
      <text:p text:style-name="P14"><text:span text:style-name="Strong_20_Emphasis"><text:span text:style-name="T44"/></text:span></text:p>
      <text:p text:style-name="P15"><text:span text:style-name="Strong_20_Emphasis"><text:span text:style-name="T44">1. Instalar o NODE: </text:span></text:span><text:a xlink:type="simple" xlink:href="https://nodejs.org/pt-br" text:style-name="Internet_20_link" text:visited-style-name="Visited_20_Internet_20_Link"><text:span text:style-name="Strong_20_Emphasis"><text:span text:style-name="T44">https://nodejs.org/pt-br</text:span></text:span></text:a></text:p>
      <text:p text:style-name="P15"><text:span text:style-name="Strong_20_Emphasis"><text:span text:style-name="T44"/></text:span></text:p>
      <text:p text:style-name="P15"><text:span text:style-name="Strong_20_Emphasis"><text:span text:style-name="T44">2. Abrir prompt de comandos e digitar: npx create-react-app nome-do-projeto</text:span></text:span></text:p>
      <text:p text:style-name="P15"><text:span text:style-name="Strong_20_Emphasis"><text:span text:style-name="T44"/></text:span></text:p>
      <text:p text:style-name="P15"><text:span text:style-name="Strong_20_Emphasis"><text:span text:style-name="T44">3. Precisamos executar dois comandos: cd meu-projeto e npm start</text:span></text:span></text:p>
      <text:p text:style-name="P15"><text:span text:style-name="Strong_20_Emphasis"><text:span text:style-name="T6"/></text:span></text:p>
      <text:p text:style-name="P16"><text:span text:style-name="Strong_20_Emphasis"><text:span text:style-name="T7">Após isso, irá ser criado uma estrutura de pastas e arquivos</text:span></text:span><text:span text:style-name="Strong_20_Emphasis"><text:span text:style-name="T10">{</text:span></text:span></text:p>
      <text:p text:style-name="P16"><text:span text:style-name="Strong_20_Emphasis"><text:span text:style-name="T9">node_modules = pasta que contém os módulos do Node necessários para execução do projeto</text:span></text:span></text:p>
      <text:p text:style-name="P16"><text:span text:style-name="Strong_20_Emphasis"><text:span text:style-name="T9">public e src = pasta que mantém os arquivos que fazem parte do projeto</text:span></text:span></text:p>
      <text:p text:style-name="P16"><text:span text:style-name="Strong_20_Emphasis"><text:span text:style-name="T9">demais arquivos = configuração do projeto para versionamento de código e do aplicativo</text:span></text:span></text:p>
      <text:p text:style-name="P16"><text:span text:style-name="Strong_20_Emphasis"><text:span text:style-name="T10">}</text:span></text:span></text:p>
      <text:p text:style-name="P15"><text:span text:style-name="Strong_20_Emphasis"><text:span text:style-name="T5"/></text:span></text:p>
      <text:p text:style-name="P17"><text:span text:style-name="Strong_20_Emphasis"><text:span text:style-name="T45">O JSX (JavaScript eXtension) é uma linguagem introduzida pelo React.js que une o melhor do HTML e do JavaScript, funcionando como uma extensão de sintaxe para o JavaScript</text:span></text:span></text:p>
      <text:p text:style-name="P17"/>
      <text:p text:style-name="P17"/>
      <text:p text:style-name="P17"><text:soft-page-break/></text:p>
      <text:p text:style-name="P15"><text:span text:style-name="Strong_20_Emphasis"><text:span text:style-name="T44">O JSX não será interpretado pelo navegador, é preciso usar um transpiler como o Babel, que irá transformar o JSX em código JavaScript.</text:span></text:span></text:p>
      <text:p text:style-name="P15"><text:span text:style-name="Strong_20_Emphasis"><text:span text:style-name="T44"/></text:span></text:p>
      <text:h text:style-name="P20" text:outline-level="1"><text:span text:style-name="Strong_20_Emphasis"><text:span text:style-name="T39">Renderizando elementos</text:span></text:span></text:h>
      <text:p text:style-name="P26"><text:span text:style-name="Strong_20_Emphasis"><text:span text:style-name="T39"/></text:span></text:p>
      <text:p text:style-name="P32"><text:span text:style-name="Strong_20_Emphasis"><text:span text:style-name="T12">Grande vantagem do React.js </text:span></text:span><text:span text:style-name="Strong_20_Emphasis"><text:span text:style-name="T13">é em renderizar a aplicação de forma otimizada e com economia de recursos.</text:span></text:span></text:p>
      <text:p text:style-name="P15"><text:span text:style-name="Strong_20_Emphasis"><text:span text:style-name="T44"/></text:span></text:p>
      <text:p text:style-name="P15"><text:span text:style-name="Strong_20_Emphasis"><text:span text:style-name="T44">O ReactDOM tem uma grande diferença sobre o DOM normal, pois ele é otimizado para ser leve e rápido, modificando apenas o que precisa ser alterado, por mais que todo o elemento esteja sendo renderizado.</text:span></text:span></text:p>
      <text:p text:style-name="P15"><text:span text:style-name="Strong_20_Emphasis"><text:span text:style-name="T44"/></text:span></text:p>
      <text:h text:style-name="P21" text:outline-level="1"><text:span text:style-name="Strong_20_Emphasis"><text:span text:style-name="T40">Componentes e props</text:span></text:span></text:h>
      <text:p text:style-name="P27"><text:span text:style-name="Strong_20_Emphasis"><text:span text:style-name="T40"/></text:span></text:p>
      <text:p text:style-name="P27"><text:span text:style-name="Strong_20_Emphasis"><text:span text:style-name="T64">Ao desenvolvermos com React, utilizamos componentes para dividir a interface em diversas partes independentes que podem ser reutilizadas e tratadas de forma isolada. Assim, não precisamos criar componentes únicos e complexos: mantemos cada componente simples com a responsabilidade de fazer uma única coisa bem feita e criamos interfaces ricas e complexas ao combinar os componentes menores.</text:span></text:span><text:span text:style-name="Strong_20_Emphasis"><text:span text:style-name="T48"> </text:span></text:span></text:p>
      <text:p text:style-name="P27"><text:span text:style-name="Strong_20_Emphasis"><text:span text:style-name="T64">Em React, temos dois tipos diferentes de componentes: os </text:span></text:span><text:span text:style-name="Strong_20_Emphasis"><text:span text:style-name="T65">componentes funcionais </text:span></text:span><text:span text:style-name="Strong_20_Emphasis"><text:span text:style-name="T64">e os </text:span></text:span><text:span text:style-name="Strong_20_Emphasis"><text:span text:style-name="T65">componentes de classe</text:span></text:span><text:span text:style-name="Strong_20_Emphasis"><text:span text:style-name="T64">. Vamos entender cada um deles.</text:span></text:span><text:span text:style-name="Strong_20_Emphasis"><text:span text:style-name="T48"> </text:span></text:span></text:p>
      <text:p text:style-name="P27"><text:span text:style-name="Strong_20_Emphasis"><text:span text:style-name="T48"/></text:span></text:p>
      <text:p text:style-name="P18"><text:span text:style-name="Strong_20_Emphasis"><text:span text:style-name="T82">Componentes funcionais</text:span></text:span></text:p>
      <text:p text:style-name="P18"><text:span text:style-name="Strong_20_Emphasis"><text:span text:style-name="T82"/></text:span></text:p>
      <text:p text:style-name="Standard"><text:span text:style-name="Strong_20_Emphasis"><text:span text:style-name="T42">Os componentes funcionais são chamados assim por que são basicamente funções JavaScript. Eles têm como objetivo receber </text:span></text:span><text:span text:style-name="Strong_20_Emphasis"><text:span text:style-name="Emphasis"><text:span text:style-name="T42">um único argumento </text:span></text:span></text:span><text:span text:style-name="Strong_20_Emphasis"><text:span text:style-name="T42">de objeto “</text:span></text:span><text:span text:style-name="Strong_20_Emphasis"><text:span text:style-name="Emphasis"><text:span text:style-name="T42">props</text:span></text:span></text:span><text:span text:style-name="Strong_20_Emphasis"><text:span text:style-name="T42">” (de propriedade) como argumento, retornando um </text:span></text:span><text:span text:style-name="Strong_20_Emphasis"><text:span text:style-name="Emphasis"><text:span text:style-name="T42">elemento React.</text:span></text:span></text:span><text:span text:style-name="Strong_20_Emphasis"><text:span text:style-name="T42"> </text:span></text:span></text:p>
      <text:p text:style-name="Standard"><text:span text:style-name="Strong_20_Emphasis"><text:span text:style-name="T82"/></text:span></text:p>
      <text:p text:style-name="P10"><text:span text:style-name="Strong_20_Emphasis"><text:span text:style-name="T83">Componentes de classe</text:span></text:span></text:p>
      <text:p text:style-name="P10"><text:span text:style-name="Strong_20_Emphasis"><text:span text:style-name="T83"/></text:span></text:p>
      <text:p text:style-name="P11"><text:span text:style-name="Strong_20_Emphasis"><text:span text:style-name="T42">Os componentes de classe, como o próprio nome sugere, criam componentes usando a estrutura de classes.</text:span></text:span></text:p>
      <text:p text:style-name="P11"><text:span text:style-name="Strong_20_Emphasis"><text:span text:style-name="T42"/></text:span></text:p>
      <text:h text:style-name="P22" text:outline-level="1"><text:span text:style-name="Strong_20_Emphasis"><text:span text:style-name="T40">Dividindo o código</text:span></text:span></text:h>
      <text:p text:style-name="P28"><text:span text:style-name="Strong_20_Emphasis"><text:span text:style-name="T40"/></text:span></text:p>
      <text:p text:style-name="P11"><text:span text:style-name="Strong_20_Emphasis"><text:span text:style-name="T38">Code-splitting, ou divisão de código é ama técnica usada que separa o código em arquivos diferentes em partes menores e reaproveitáveis em outras partes do projeto</text:span></text:span></text:p>
      <text:p text:style-name="P11"><text:span text:style-name="Strong_20_Emphasis"><text:span text:style-name="T38"/></text:span></text:p>
      <text:p text:style-name="P11"><text:span text:style-name="Strong_20_Emphasis"><text:span text:style-name="T84">Apps.js</text:span></text:span><text:span text:style-name="Strong_20_Emphasis"><text:span text:style-name="T38"> = </text:span></text:span><text:span text:style-name="Strong_20_Emphasis"><text:span text:style-name="T35">contém toda a estrutura do aplicativo em si, como imagens, CSS e estrutura dos componentes, exportando toda a aplicação ao final. </text:span></text:span></text:p>
      <text:p text:style-name="P28"><text:span text:style-name="Strong_20_Emphasis"><text:span text:style-name="T11"/></text:span></text:p>
      <text:p text:style-name="P19"><text:span text:style-name="Strong_20_Emphasis"><text:span text:style-name="T33">Index.js </text:span></text:span><text:span text:style-name="Strong_20_Emphasis"><text:span text:style-name="T8">=</text:span></text:span><text:span text:style-name="Strong_20_Emphasis"><text:span text:style-name="T33"> </text:span></text:span><text:span text:style-name="Strong_20_Emphasis"><text:span text:style-name="T35">possui sua configuração mais básica, importando todos os módulos necessários (React e ReactDOM), o arquivo .css e o aplicativo, usando uma renderização simples do App como componente para ser construído no elemento principal do HTML</text:span></text:span></text:p>
      <text:p text:style-name="P19"><text:span text:style-name="Strong_20_Emphasis"><text:span text:style-name="T35"/></text:span></text:p>
      <text:h text:style-name="P23" text:outline-level="1"><text:soft-page-break/><text:span text:style-name="Strong_20_Emphasis"><text:span text:style-name="T40">State e ciclo de vida</text:span></text:span></text:h>
      <text:p text:style-name="P29"><text:span text:style-name="Strong_20_Emphasis"><text:span text:style-name="T40"/></text:span></text:p>
      <text:p text:style-name="P29"><text:span text:style-name="Strong_20_Emphasis"><text:span text:style-name="T66">Para inicializarmos o estado inicial de um componente de classe, fazemos a definição no método construtor e para acessar o estado usamos </text:span></text:span><text:span text:style-name="Emphasis"><text:span text:style-name="Strong_20_Emphasis"><text:span text:style-name="T67">this.state</text:span></text:span></text:span><text:span text:style-name="Strong_20_Emphasis"><text:span text:style-name="T66">.</text:span></text:span></text:p>
      <text:p text:style-name="P29"><text:span text:style-name="Strong_20_Emphasis"><text:span text:style-name="T68"/></text:span></text:p>
      <text:p text:style-name="P36"><text:span text:style-name="Strong_20_Emphasis"><text:span text:style-name="T35">Além dos </text:span></text:span><text:span text:style-name="Strong_20_Emphasis"><text:span text:style-name="Emphasis"><text:span text:style-name="T35">states</text:span></text:span></text:span><text:span text:style-name="Strong_20_Emphasis"><text:span text:style-name="T35">, as classes possuem métodos padronizados que são invocados em cada momento de sua mudança de estado.</text:span></text:span></text:p>
      <text:p text:style-name="P36"><text:span text:style-name="Emphasis"><text:span text:style-name="T47">Constructor()</text:span></text:span><text:span text:style-name="Emphasis"><text:span text:style-name="T21"> </text:span></text:span><text:span text:style-name="Emphasis"><text:span text:style-name="T17">Método construtor da classe, onde criamos os atributos do state e colocamos sempre o super(props).</text:span></text:span><text:span text:style-name="Emphasis"><text:span text:style-name="T18"> </text:span></text:span></text:p>
      <text:p text:style-name="P36"><text:span text:style-name="Strong_20_Emphasis"><text:span text:style-name="Emphasis"><text:span text:style-name="T88">C</text:span></text:span></text:span><text:span text:style-name="Emphasis"><text:span text:style-name="Strong_20_Emphasis">omponentDidMount()</text:span></text:span><text:span text:style-name="Emphasis"><text:span text:style-name="T22"> </text:span></text:span><text:span text:style-name="Emphasis">Método executado quando o componente termina sua montagem. Significa, literalmente, “componente montou”.</text:span></text:p>
      <text:p text:style-name="P36"><text:span text:style-name="Strong_20_Emphasis"><text:span text:style-name="Emphasis">ComponentWillUnmount()</text:span></text:span><text:span text:style-name="Emphasis"><text:span text:style-name="T19"> </text:span></text:span><text:span text:style-name="Emphasis">Método executado quando o componente for removido. Significa, literalmente, “componente irá desmontar”.</text:span></text:p>
      <text:p text:style-name="P36"><text:span text:style-name="Emphasis"><text:span text:style-name="T20">Render()</text:span></text:span><text:span text:style-name="Emphasis"><text:span text:style-name="T21"> </text:span></text:span><text:span text:style-name="Emphasis">Método executado para renderizar o componente. </text:span></text:p>
      <text:p text:style-name="P36"><text:span text:style-name="Emphasis"><text:span text:style-name="T23">Tick(</text:span></text:span><text:span text:style-name="Emphasis"><text:span text:style-name="T24">)</text:span></text:span><text:span text:style-name="Emphasis"><text:span text:style-name="T21"> </text:span></text:span><text:span text:style-name="Emphasis">Método normal criado para a classe, que está sendo invocado pela classe componentDidMount()</text:span></text:p>
      <text:h text:style-name="P23" text:outline-level="1"><text:span text:style-name="Strong_20_Emphasis"><text:span text:style-name="T40">Renderização condicional</text:span></text:span></text:h>
      <text:p text:style-name="P29"><text:span text:style-name="Strong_20_Emphasis"><text:span text:style-name="T40"/></text:span></text:p>
      <text:p text:style-name="P30"><text:span text:style-name="Strong_20_Emphasis"><text:span text:style-name="T49">Retorno do elemento: forma mais simples de realizar uma renderização condicional. Consiste em criarmos componentes de função ou classe diferentes.</text:span></text:span></text:p>
      <text:p text:style-name="P30"><text:span text:style-name="Strong_20_Emphasis"><text:span text:style-name="T49">Então podemos criar outro componente de função que usa esses componentes, de forma condicional</text:span></text:span></text:p>
      <text:p text:style-name="P29"><text:span text:style-name="Strong_20_Emphasis"><text:span text:style-name="T69"/></text:span></text:p>
      <text:p text:style-name="P29"><text:span text:style-name="Strong_20_Emphasis"><text:span text:style-name="T51">O uso de variável de elemento para renderização condicional funciona de forma semelhante ao primeiro tipo. A diferença é que em vez de usarmos retorno de componentes funcionais, armazenamos os elementos em variáveis</text:span></text:span><text:span text:style-name="Strong_20_Emphasis"><text:span text:style-name="T69"> </text:span></text:span></text:p>
      <text:p text:style-name="P29"><text:span text:style-name="Strong_20_Emphasis"><text:span text:style-name="T69"/></text:span></text:p>
      <text:h text:style-name="P24" text:outline-level="1"><text:span text:style-name="Strong_20_Emphasis"><text:span text:style-name="T89">Lógica condicional inline</text:span></text:span></text:h>
      <text:p text:style-name="P29"><text:span text:style-name="Strong_20_Emphasis"><text:span text:style-name="T68"/></text:span></text:p>
      <text:p text:style-name="P33"><text:span text:style-name="Strong_20_Emphasis"><text:span text:style-name="T17">A lógica condicional inline é um pouco mais complexa, pois mistura o código JavaScript entre chaves com o componente.</text:span></text:span></text:p>
      <text:p text:style-name="P40">Nessa estrutura, o componente inteiro funciona como uma expressão, portanto, uma condição.</text:p>
      <text:p text:style-name="P34"><text:span text:style-name="Strong_20_Emphasis"><text:span text:style-name="T85">{</text:span></text:span></text:p>
      <text:p text:style-name="P35">unreadMessages.length &gt; 0 &amp;&amp;</text:p>
      <text:p text:style-name="P38">&lt;h2&gt;</text:p>
      <text:p text:style-name="P38">You have {unreadMessages.length} unread messages</text:p>
      <text:p text:style-name="P39">&lt;/h2&gt;</text:p>
      <text:p text:style-name="P37"><text:soft-page-break/><text:span text:style-name="T85">}</text:span> </text:p>
      <text:h text:style-name="P25" text:outline-level="1"><text:span text:style-name="Strong_20_Emphasis"><text:span text:style-name="T40">Listas e chaves</text:span></text:span></text:h>
      <text:p text:style-name="P31"><text:span text:style-name="Strong_20_Emphasis"><text:span text:style-name="T50"/></text:span></text:p>
      <text:p text:style-name="P41"><text:span text:style-name="Strong_20_Emphasis"><text:span text:style-name="T66">No JavaScript, tanto o </text:span></text:span><text:span text:style-name="Emphasis"><text:span text:style-name="Strong_20_Emphasis"><text:span text:style-name="T67">forEach</text:span></text:span></text:span><text:span text:style-name="Strong_20_Emphasis"><text:span text:style-name="T79"> </text:span></text:span><text:span text:style-name="Strong_20_Emphasis"><text:span text:style-name="T66">quanto o </text:span></text:span><text:span text:style-name="Strong_20_Emphasis"><text:span text:style-name="Emphasis"><text:span text:style-name="T67">map</text:span></text:span></text:span><text:span text:style-name="Strong_20_Emphasis"><text:span text:style-name="T79"> </text:span></text:span><text:span text:style-name="Strong_20_Emphasis"><text:span text:style-name="T66">são métodos de objetos iteráveis. Isso significa que quando criamos objetos iteráveis (arrays), eles passam a ter esse método embutido. Então, como a variável do array vira um objeto, basta colocar um ponto seguido da função</text:span></text:span><text:span text:style-name="Strong_20_Emphasis"><text:span text:style-name="T79"> </text:span></text:span><text:span text:style-name="Emphasis"><text:span text:style-name="Strong_20_Emphasis"><text:span text:style-name="T67">forEach()</text:span></text:span></text:span><text:span text:style-name="Strong_20_Emphasis"><text:span text:style-name="T66"> ou </text:span></text:span><text:span text:style-name="Strong_20_Emphasis"><text:span text:style-name="Emphasis"><text:span text:style-name="T67">map()</text:span></text:span></text:span><text:span text:style-name="Strong_20_Emphasis"><text:span text:style-name="Emphasis"><text:span text:style-name="T81">.</text:span></text:span></text:span></text:p>
      <text:p text:style-name="P41"><text:span text:style-name="Strong_20_Emphasis"><text:span text:style-name="T91"><text:s/></text:span></text:span></text:p>
      <text:p text:style-name="P42"><text:span text:style-name="Strong_20_Emphasis"><text:span text:style-name="T31">Porém, há uma diferença crucial entre estes dois métodos</text:span></text:span><text:span text:style-name="T32">: o map() pode retornar um resultado de sua função de call-back, já o forEach() não consegue.</text:span><text:span text:style-name="T92"> </text:span></text:p>
      <text:p text:style-name="P43"><text:span text:style-name="T34">sempre que estivermos trabalhando com listas, precisamos criar um “id” para os elementos.</text:span><text:span text:style-name="T92"> </text:span></text:p>
      <text:p text:style-name="P43"><text:span text:style-name="T92"/></text:p>
      <text:p text:style-name="P18"><text:span text:style-name="Strong_20_Emphasis"><text:span text:style-name="T46"/></text:span></text:p>
      <text:p text:style-name="P15"><text:span text:style-name="Strong_20_Emphasis"><text:span text:style-name="T44"/></text:span></text:p>
      <text:p text:style-name="P14"><text:span text:style-name="Strong_20_Emphasis"><text:span text:style-name="T44"/></text:span></text:p>
      <text:p text:style-name="P14"><text:span text:style-name="Strong_20_Emphasis"><text:span text:style-name="T37"/></text:span></text:p>
      <text:p text:style-name="Standard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UNITO" svg:font-family="NUNITO"/>
    <style:font-face style:name="POPPINS" svg:font-family="POPPIN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5T15:54:50.815000000</meta:creation-date>
    <dc:date>2023-06-23T15:26:27.509000000</dc:date>
    <meta:editing-duration>PT1H56M20S</meta:editing-duration>
    <meta:editing-cycles>5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63" meta:word-count="895" meta:character-count="5829" meta:non-whitespace-character-count="4980"/>
  </office:meta>
</office:document-meta>
</file>